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Symfony TP1</text:p>
      <text:p text:style-name="Normal"/>
      <text:p text:style-name="Normal">On a du installer les packages afin d’installer<text:s/></text:p>
      <text:p text:style-name="Normal"><draw:frame draw:style-name="a0" draw:name="Image 1" text:anchor-type="as-char" svg:x="0in" svg:y="0in" svg:width="6.3in" svg:height="2.12986in" style:rel-width="scale" style:rel-height="scale"><draw:image xlink:href="media/image1.png" xlink:type="simple" xlink:show="embed" xlink:actuate="onLoad"/><svg:title/><svg:desc>Une image contenant texte, capture d’écran, logiciel, Page web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no Mereo</meta:initial-creator>
    <dc:creator>Nino Mereo</dc:creator>
    <meta:creation-date>2025-01-06T15:40:00Z</meta:creation-date>
    <dc:date>2025-01-06T16:20:00Z</dc:date>
    <meta:template xlink:href="Normal" xlink:type="simple"/>
    <meta:editing-cycles>2</meta:editing-cycles>
    <meta:editing-duration>PT2400S</meta:editing-duration>
    <meta:document-statistic meta:page-count="1" meta:paragraph-count="1" meta:word-count="9" meta:character-count="63" meta:row-count="1" meta:non-whitespace-character-count="55"/>
  </office:meta>
</office:document-meta>
</file>